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8200" style:apply-style-name="Accent_20_1" style:base-cell-address="6_28_1.B1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6_28_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"/>
          <table:table-cell table:style-name="ce3" office:value-type="float" office:value="8200" calcext:value-type="float">
            <text:p>820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]+[.A2]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A3]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+[.A4]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+[.A5]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+[.A6]"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]+[.A7]"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]+[.A8]"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]+[.A9]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]+[.A10]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]+[.A11]"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]+[.A12]"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]+[.A13]"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]+[.A14]"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]+[.A15]"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]+[.A16]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]+[.A17]"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]+[.A18]"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]+[.A19]"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]+[.A20]"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]+[.A21]"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1]+[.A22]"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[.A23]"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3]+[.A24]"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4]+[.A25]"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5]+[.A26]"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6]+[.A27]"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7]+[.A28]"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8]+[.A29]"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9]+[.A30]"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0]+[.A31]"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1]+[.A32]"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2]+[.A33]"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3]+[.A34]"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4]+[.A35]"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5]+[.A36]" office:value-type="float" office:value="51" calcext:value-type="float">
            <text:p>5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6]+[.A37]"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7]+[.A38]"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8]+[.A39]" office:value-type="float" office:value="57" calcext:value-type="float">
            <text:p>5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9]+[.A40]"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0]+[.A41]" office:value-type="float" office:value="61" calcext:value-type="float">
            <text:p>6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1]+[.A42]" office:value-type="float" office:value="63" calcext:value-type="float">
            <text:p>6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2]+[.A43]" office:value-type="float" office:value="66" calcext:value-type="float">
            <text:p>66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3]+[.A44]" office:value-type="float" office:value="69" calcext:value-type="float">
            <text:p>69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4]+[.A45]" office:value-type="float" office:value="72" calcext:value-type="float">
            <text:p>7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5]+[.A46]"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6]+[.A47]" office:value-type="float" office:value="78" calcext:value-type="float">
            <text:p>78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7]+[.A48]" office:value-type="float" office:value="81" calcext:value-type="float">
            <text:p>8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8]+[.A49]" office:value-type="float" office:value="84" calcext:value-type="float">
            <text:p>84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9]+[.A50]" office:value-type="float" office:value="87" calcext:value-type="float">
            <text:p>87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0]+[.A51]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1]+[.A52]" office:value-type="float" office:value="93" calcext:value-type="float">
            <text:p>9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2]+[.A53]" office:value-type="float" office:value="96" calcext:value-type="float">
            <text:p>96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3]+[.A54]" office:value-type="float" office:value="99" calcext:value-type="float">
            <text:p>99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4]+[.A55]"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5]+[.A56]"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6]+[.A57]" office:value-type="float" office:value="108" calcext:value-type="float">
            <text:p>108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7]+[.A58]"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8]+[.A59]"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9]+[.A60]"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0]+[.A61]"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1]+[.A62]"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2]+[.A63]"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3]+[.A64]"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4]+[.A65]" office:value-type="float" office:value="137" calcext:value-type="float">
            <text:p>137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5]+[.A66]" office:value-type="float" office:value="141" calcext:value-type="float">
            <text:p>14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6]+[.A67]" office:value-type="float" office:value="145" calcext:value-type="float">
            <text:p>14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7]+[.A68]" office:value-type="float" office:value="149" calcext:value-type="float">
            <text:p>149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8]+[.A69]" office:value-type="float" office:value="153" calcext:value-type="float">
            <text:p>15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9]+[.A70]" office:value-type="float" office:value="157" calcext:value-type="float">
            <text:p>157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0]+[.A71]"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1]+[.A72]" office:value-type="float" office:value="165" calcext:value-type="float">
            <text:p>16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2]+[.A73]" office:value-type="float" office:value="169" calcext:value-type="float">
            <text:p>169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3]+[.A74]" office:value-type="float" office:value="173" calcext:value-type="float">
            <text:p>17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4]+[.A75]" office:value-type="float" office:value="177" calcext:value-type="float">
            <text:p>177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5]+[.A76]"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6]+[.A77]" office:value-type="float" office:value="185" calcext:value-type="float">
            <text:p>18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7]+[.A78]" office:value-type="float" office:value="189" calcext:value-type="float">
            <text:p>189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8]+[.A79]" office:value-type="float" office:value="193" calcext:value-type="float">
            <text:p>19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9]+[.A80]" office:value-type="float" office:value="197" calcext:value-type="float">
            <text:p>197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0]+[.A81]" office:value-type="float" office:value="202" calcext:value-type="float">
            <text:p>20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1]+[.A82]" office:value-type="float" office:value="207" calcext:value-type="float">
            <text:p>207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2]+[.A83]" office:value-type="float" office:value="212" calcext:value-type="float">
            <text:p>21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3]+[.A84]" office:value-type="float" office:value="217" calcext:value-type="float">
            <text:p>217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4]+[.A85]" office:value-type="float" office:value="222" calcext:value-type="float">
            <text:p>22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5]+[.A86]" office:value-type="float" office:value="227" calcext:value-type="float">
            <text:p>227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6]+[.A87]" office:value-type="float" office:value="232" calcext:value-type="float">
            <text:p>23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7]+[.A88]" office:value-type="float" office:value="237" calcext:value-type="float">
            <text:p>237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8]+[.A89]" office:value-type="float" office:value="242" calcext:value-type="float">
            <text:p>24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9]+[.A90]" office:value-type="float" office:value="247" calcext:value-type="float">
            <text:p>247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0]+[.A91]" office:value-type="float" office:value="252" calcext:value-type="float">
            <text:p>25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1]+[.A92]"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2]+[.A93]" office:value-type="float" office:value="262" calcext:value-type="float">
            <text:p>26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3]+[.A94]" office:value-type="float" office:value="267" calcext:value-type="float">
            <text:p>267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4]+[.A95]" office:value-type="float" office:value="272" calcext:value-type="float">
            <text:p>27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5]+[.A96]" office:value-type="float" office:value="277" calcext:value-type="float">
            <text:p>277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6]+[.A97]" office:value-type="float" office:value="282" calcext:value-type="float">
            <text:p>28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7]+[.A98]" office:value-type="float" office:value="287" calcext:value-type="float">
            <text:p>287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8]+[.A99]" office:value-type="float" office:value="292" calcext:value-type="float">
            <text:p>29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9]+[.A100]" office:value-type="float" office:value="297" calcext:value-type="float">
            <text:p>297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0]+[.A101]" office:value-type="float" office:value="302" calcext:value-type="float">
            <text:p>30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1]+[.A102]" office:value-type="float" office:value="307" calcext:value-type="float">
            <text:p>307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2]+[.A103]" office:value-type="float" office:value="312" calcext:value-type="float">
            <text:p>31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3]+[.A104]" office:value-type="float" office:value="317" calcext:value-type="float">
            <text:p>317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4]+[.A105]" office:value-type="float" office:value="322" calcext:value-type="float">
            <text:p>32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5]+[.A106]" office:value-type="float" office:value="327" calcext:value-type="float">
            <text:p>327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6]+[.A107]" office:value-type="float" office:value="333" calcext:value-type="float">
            <text:p>33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7]+[.A108]" office:value-type="float" office:value="339" calcext:value-type="float">
            <text:p>339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8]+[.A109]" office:value-type="float" office:value="345" calcext:value-type="float">
            <text:p>34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9]+[.A110]" office:value-type="float" office:value="351" calcext:value-type="float">
            <text:p>351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0]+[.A111]" office:value-type="float" office:value="357" calcext:value-type="float">
            <text:p>357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1]+[.A112]" office:value-type="float" office:value="363" calcext:value-type="float">
            <text:p>36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2]+[.A113]" office:value-type="float" office:value="369" calcext:value-type="float">
            <text:p>369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3]+[.A114]" office:value-type="float" office:value="375" calcext:value-type="float">
            <text:p>37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4]+[.A115]" office:value-type="float" office:value="381" calcext:value-type="float">
            <text:p>381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5]+[.A116]" office:value-type="float" office:value="387" calcext:value-type="float">
            <text:p>387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6]+[.A117]" office:value-type="float" office:value="393" calcext:value-type="float">
            <text:p>39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7]+[.A118]" office:value-type="float" office:value="399" calcext:value-type="float">
            <text:p>399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8]+[.A119]" office:value-type="float" office:value="405" calcext:value-type="float">
            <text:p>40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9]+[.A120]" office:value-type="float" office:value="411" calcext:value-type="float">
            <text:p>411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0]+[.A121]" office:value-type="float" office:value="417" calcext:value-type="float">
            <text:p>417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1]+[.A122]" office:value-type="float" office:value="423" calcext:value-type="float">
            <text:p>42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2]+[.A123]" office:value-type="float" office:value="429" calcext:value-type="float">
            <text:p>429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3]+[.A124]" office:value-type="float" office:value="435" calcext:value-type="float">
            <text:p>43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4]+[.A125]" office:value-type="float" office:value="441" calcext:value-type="float">
            <text:p>441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5]+[.A126]" office:value-type="float" office:value="447" calcext:value-type="float">
            <text:p>447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6]+[.A127]" office:value-type="float" office:value="453" calcext:value-type="float">
            <text:p>45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7]+[.A128]" office:value-type="float" office:value="459" calcext:value-type="float">
            <text:p>459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8]+[.A129]" office:value-type="float" office:value="465" calcext:value-type="float">
            <text:p>46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9]+[.A130]" office:value-type="float" office:value="471" calcext:value-type="float">
            <text:p>471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0]+[.A131]" office:value-type="float" office:value="477" calcext:value-type="float">
            <text:p>477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1]+[.A132]" office:value-type="float" office:value="483" calcext:value-type="float">
            <text:p>483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2]+[.A133]" office:value-type="float" office:value="490" calcext:value-type="float">
            <text:p>490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3]+[.A134]" office:value-type="float" office:value="497" calcext:value-type="float">
            <text:p>497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4]+[.A135]" office:value-type="float" office:value="504" calcext:value-type="float">
            <text:p>50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5]+[.A136]" office:value-type="float" office:value="511" calcext:value-type="float">
            <text:p>51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6]+[.A137]" office:value-type="float" office:value="518" calcext:value-type="float">
            <text:p>518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7]+[.A138]" office:value-type="float" office:value="525" calcext:value-type="float">
            <text:p>525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8]+[.A139]" office:value-type="float" office:value="532" calcext:value-type="float">
            <text:p>532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9]+[.A140]" office:value-type="float" office:value="539" calcext:value-type="float">
            <text:p>539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0]+[.A141]" office:value-type="float" office:value="546" calcext:value-type="float">
            <text:p>546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1]+[.A142]" office:value-type="float" office:value="553" calcext:value-type="float">
            <text:p>553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2]+[.A143]" office:value-type="float" office:value="560" calcext:value-type="float">
            <text:p>560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3]+[.A144]" office:value-type="float" office:value="567" calcext:value-type="float">
            <text:p>567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4]+[.A145]" office:value-type="float" office:value="574" calcext:value-type="float">
            <text:p>57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5]+[.A146]" office:value-type="float" office:value="581" calcext:value-type="float">
            <text:p>58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6]+[.A147]" office:value-type="float" office:value="588" calcext:value-type="float">
            <text:p>588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7]+[.A148]" office:value-type="float" office:value="595" calcext:value-type="float">
            <text:p>595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8]+[.A149]" office:value-type="float" office:value="602" calcext:value-type="float">
            <text:p>602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9]+[.A150]" office:value-type="float" office:value="609" calcext:value-type="float">
            <text:p>609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0]+[.A151]" office:value-type="float" office:value="616" calcext:value-type="float">
            <text:p>616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1]+[.A152]" office:value-type="float" office:value="623" calcext:value-type="float">
            <text:p>623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2]+[.A153]" office:value-type="float" office:value="630" calcext:value-type="float">
            <text:p>630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3]+[.A154]" office:value-type="float" office:value="638" calcext:value-type="float">
            <text:p>638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4]+[.A155]" office:value-type="float" office:value="646" calcext:value-type="float">
            <text:p>646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5]+[.A156]" office:value-type="float" office:value="654" calcext:value-type="float">
            <text:p>654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6]+[.A157]" office:value-type="float" office:value="662" calcext:value-type="float">
            <text:p>662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7]+[.A158]" office:value-type="float" office:value="670" calcext:value-type="float">
            <text:p>670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8]+[.A159]" office:value-type="float" office:value="678" calcext:value-type="float">
            <text:p>678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9]+[.A160]" office:value-type="float" office:value="686" calcext:value-type="float">
            <text:p>686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0]+[.A161]" office:value-type="float" office:value="694" calcext:value-type="float">
            <text:p>694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1]+[.A162]" office:value-type="float" office:value="702" calcext:value-type="float">
            <text:p>702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2]+[.A163]" office:value-type="float" office:value="710" calcext:value-type="float">
            <text:p>710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3]+[.A164]" office:value-type="float" office:value="718" calcext:value-type="float">
            <text:p>718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4]+[.A165]" office:value-type="float" office:value="726" calcext:value-type="float">
            <text:p>726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5]+[.A166]" office:value-type="float" office:value="734" calcext:value-type="float">
            <text:p>734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6]+[.A167]" office:value-type="float" office:value="742" calcext:value-type="float">
            <text:p>742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7]+[.A168]" office:value-type="float" office:value="750" calcext:value-type="float">
            <text:p>750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8]+[.A169]" office:value-type="float" office:value="758" calcext:value-type="float">
            <text:p>758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9]+[.A170]" office:value-type="float" office:value="766" calcext:value-type="float">
            <text:p>766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0]+[.A171]" office:value-type="float" office:value="775" calcext:value-type="float">
            <text:p>77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1]+[.A172]" office:value-type="float" office:value="784" calcext:value-type="float">
            <text:p>784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2]+[.A173]" office:value-type="float" office:value="793" calcext:value-type="float">
            <text:p>79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3]+[.A174]" office:value-type="float" office:value="802" calcext:value-type="float">
            <text:p>80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4]+[.A175]" office:value-type="float" office:value="811" calcext:value-type="float">
            <text:p>81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5]+[.A176]" office:value-type="float" office:value="820" calcext:value-type="float">
            <text:p>820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6]+[.A177]" office:value-type="float" office:value="829" calcext:value-type="float">
            <text:p>829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7]+[.A178]" office:value-type="float" office:value="838" calcext:value-type="float">
            <text:p>838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8]+[.A179]" office:value-type="float" office:value="847" calcext:value-type="float">
            <text:p>847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9]+[.A180]" office:value-type="float" office:value="856" calcext:value-type="float">
            <text:p>856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0]+[.A181]" office:value-type="float" office:value="865" calcext:value-type="float">
            <text:p>86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1]+[.A182]" office:value-type="float" office:value="874" calcext:value-type="float">
            <text:p>874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2]+[.A183]" office:value-type="float" office:value="883" calcext:value-type="float">
            <text:p>88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3]+[.A184]" office:value-type="float" office:value="892" calcext:value-type="float">
            <text:p>89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4]+[.A185]" office:value-type="float" office:value="901" calcext:value-type="float">
            <text:p>90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5]+[.A186]" office:value-type="float" office:value="910" calcext:value-type="float">
            <text:p>910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6]+[.A187]" office:value-type="float" office:value="919" calcext:value-type="float">
            <text:p>919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7]+[.A188]" office:value-type="float" office:value="928" calcext:value-type="float">
            <text:p>928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8]+[.A189]" office:value-type="float" office:value="937" calcext:value-type="float">
            <text:p>937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9]+[.A190]" office:value-type="float" office:value="946" calcext:value-type="float">
            <text:p>946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90]+[.A191]" office:value-type="float" office:value="955" calcext:value-type="float">
            <text:p>95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91]+[.A192]" office:value-type="float" office:value="964" calcext:value-type="float">
            <text:p>96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2]+[.A193]" office:value-type="float" office:value="974" calcext:value-type="float">
            <text:p>97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3]+[.A194]" office:value-type="float" office:value="984" calcext:value-type="float">
            <text:p>98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4]+[.A195]" office:value-type="float" office:value="994" calcext:value-type="float">
            <text:p>99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5]+[.A196]" office:value-type="float" office:value="1004" calcext:value-type="float">
            <text:p>100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6]+[.A197]" office:value-type="float" office:value="1014" calcext:value-type="float">
            <text:p>101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7]+[.A198]" office:value-type="float" office:value="1024" calcext:value-type="float">
            <text:p>102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8]+[.A199]" office:value-type="float" office:value="1034" calcext:value-type="float">
            <text:p>103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9]+[.A200]" office:value-type="float" office:value="1044" calcext:value-type="float">
            <text:p>104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0]+[.A201]" office:value-type="float" office:value="1054" calcext:value-type="float">
            <text:p>105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1]+[.A202]" office:value-type="float" office:value="1064" calcext:value-type="float">
            <text:p>106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2]+[.A203]" office:value-type="float" office:value="1074" calcext:value-type="float">
            <text:p>107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3]+[.A204]" office:value-type="float" office:value="1084" calcext:value-type="float">
            <text:p>108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4]+[.A205]" office:value-type="float" office:value="1094" calcext:value-type="float">
            <text:p>109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5]+[.A206]" office:value-type="float" office:value="1104" calcext:value-type="float">
            <text:p>110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6]+[.A207]" office:value-type="float" office:value="1114" calcext:value-type="float">
            <text:p>111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7]+[.A208]" office:value-type="float" office:value="1124" calcext:value-type="float">
            <text:p>112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8]+[.A209]" office:value-type="float" office:value="1134" calcext:value-type="float">
            <text:p>113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9]+[.A210]" office:value-type="float" office:value="1144" calcext:value-type="float">
            <text:p>114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0]+[.A211]" office:value-type="float" office:value="1154" calcext:value-type="float">
            <text:p>115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1]+[.A212]" office:value-type="float" office:value="1164" calcext:value-type="float">
            <text:p>116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2]+[.A213]" office:value-type="float" office:value="1174" calcext:value-type="float">
            <text:p>117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3]+[.A214]" office:value-type="float" office:value="1184" calcext:value-type="float">
            <text:p>118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4]+[.A215]" office:value-type="float" office:value="1194" calcext:value-type="float">
            <text:p>119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5]+[.A216]" office:value-type="float" office:value="1204" calcext:value-type="float">
            <text:p>120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6]+[.A217]" office:value-type="float" office:value="1214" calcext:value-type="float">
            <text:p>121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7]+[.A218]" office:value-type="float" office:value="1224" calcext:value-type="float">
            <text:p>1224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18]+[.A219]" office:value-type="float" office:value="1235" calcext:value-type="float">
            <text:p>1235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19]+[.A220]" office:value-type="float" office:value="1246" calcext:value-type="float">
            <text:p>1246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0]+[.A221]" office:value-type="float" office:value="1257" calcext:value-type="float">
            <text:p>1257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1]+[.A222]" office:value-type="float" office:value="1268" calcext:value-type="float">
            <text:p>1268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2]+[.A223]" office:value-type="float" office:value="1279" calcext:value-type="float">
            <text:p>1279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3]+[.A224]" office:value-type="float" office:value="1290" calcext:value-type="float">
            <text:p>1290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4]+[.A225]" office:value-type="float" office:value="1301" calcext:value-type="float">
            <text:p>1301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5]+[.A226]" office:value-type="float" office:value="1312" calcext:value-type="float">
            <text:p>1312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6]+[.A227]" office:value-type="float" office:value="1323" calcext:value-type="float">
            <text:p>1323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7]+[.A228]" office:value-type="float" office:value="1334" calcext:value-type="float">
            <text:p>1334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8]+[.A229]" office:value-type="float" office:value="1345" calcext:value-type="float">
            <text:p>1345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9]+[.A230]" office:value-type="float" office:value="1356" calcext:value-type="float">
            <text:p>1356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0]+[.A231]" office:value-type="float" office:value="1367" calcext:value-type="float">
            <text:p>1367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1]+[.A232]" office:value-type="float" office:value="1378" calcext:value-type="float">
            <text:p>1378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2]+[.A233]" office:value-type="float" office:value="1389" calcext:value-type="float">
            <text:p>1389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]+[.A234]" office:value-type="float" office:value="1400" calcext:value-type="float">
            <text:p>1400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4]+[.A235]" office:value-type="float" office:value="1411" calcext:value-type="float">
            <text:p>1411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5]+[.A236]" office:value-type="float" office:value="1422" calcext:value-type="float">
            <text:p>1422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6]+[.A237]" office:value-type="float" office:value="1433" calcext:value-type="float">
            <text:p>1433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7]+[.A238]" office:value-type="float" office:value="1444" calcext:value-type="float">
            <text:p>1444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8]+[.A239]" office:value-type="float" office:value="1456" calcext:value-type="float">
            <text:p>1456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9]+[.A240]" office:value-type="float" office:value="1468" calcext:value-type="float">
            <text:p>1468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0]+[.A241]" office:value-type="float" office:value="1480" calcext:value-type="float">
            <text:p>1480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1]+[.A242]" office:value-type="float" office:value="1492" calcext:value-type="float">
            <text:p>1492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2]+[.A243]" office:value-type="float" office:value="1504" calcext:value-type="float">
            <text:p>1504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3]+[.A244]" office:value-type="float" office:value="1516" calcext:value-type="float">
            <text:p>1516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4]+[.A245]" office:value-type="float" office:value="1528" calcext:value-type="float">
            <text:p>1528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5]+[.A246]" office:value-type="float" office:value="1540" calcext:value-type="float">
            <text:p>1540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6]+[.A247]" office:value-type="float" office:value="1552" calcext:value-type="float">
            <text:p>1552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7]+[.A248]" office:value-type="float" office:value="1564" calcext:value-type="float">
            <text:p>1564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8]+[.A249]" office:value-type="float" office:value="1576" calcext:value-type="float">
            <text:p>1576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9]+[.A250]" office:value-type="float" office:value="1588" calcext:value-type="float">
            <text:p>1588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0]+[.A251]"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1]+[.A252]" office:value-type="float" office:value="1612" calcext:value-type="float">
            <text:p>1612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2]+[.A253]" office:value-type="float" office:value="1624" calcext:value-type="float">
            <text:p>1624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3]+[.A254]" office:value-type="float" office:value="1636" calcext:value-type="float">
            <text:p>1636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4]+[.A255]" office:value-type="float" office:value="1648" calcext:value-type="float">
            <text:p>1648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5]+[.A256]" office:value-type="float" office:value="1660" calcext:value-type="float">
            <text:p>1660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6]+[.A257]" office:value-type="float" office:value="1672" calcext:value-type="float">
            <text:p>1672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7]+[.A258]" office:value-type="float" office:value="1684" calcext:value-type="float">
            <text:p>1684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8]+[.A259]" office:value-type="float" office:value="1696" calcext:value-type="float">
            <text:p>1696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9]+[.A260]" office:value-type="float" office:value="1708" calcext:value-type="float">
            <text:p>1708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0]+[.A261]" office:value-type="float" office:value="1720" calcext:value-type="float">
            <text:p>1720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1]+[.A262]" office:value-type="float" office:value="1732" calcext:value-type="float">
            <text:p>1732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2]+[.A263]" office:value-type="float" office:value="1744" calcext:value-type="float">
            <text:p>1744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3]+[.A264]" office:value-type="float" office:value="1756" calcext:value-type="float">
            <text:p>1756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4]+[.A265]" office:value-type="float" office:value="1768" calcext:value-type="float">
            <text:p>1768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5]+[.A266]" office:value-type="float" office:value="1781" calcext:value-type="float">
            <text:p>1781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6]+[.A267]" office:value-type="float" office:value="1794" calcext:value-type="float">
            <text:p>1794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7]+[.A268]" office:value-type="float" office:value="1807" calcext:value-type="float">
            <text:p>1807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8]+[.A269]" office:value-type="float" office:value="1820" calcext:value-type="float">
            <text:p>1820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9]+[.A270]" office:value-type="float" office:value="1833" calcext:value-type="float">
            <text:p>1833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0]+[.A271]" office:value-type="float" office:value="1846" calcext:value-type="float">
            <text:p>1846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1]+[.A272]" office:value-type="float" office:value="1859" calcext:value-type="float">
            <text:p>1859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2]+[.A273]" office:value-type="float" office:value="1872" calcext:value-type="float">
            <text:p>1872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3]+[.A274]" office:value-type="float" office:value="1885" calcext:value-type="float">
            <text:p>1885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4]+[.A275]" office:value-type="float" office:value="1898" calcext:value-type="float">
            <text:p>1898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5]+[.A276]" office:value-type="float" office:value="1911" calcext:value-type="float">
            <text:p>1911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6]+[.A277]" office:value-type="float" office:value="1924" calcext:value-type="float">
            <text:p>1924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7]+[.A278]" office:value-type="float" office:value="1937" calcext:value-type="float">
            <text:p>1937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8]+[.A279]" office:value-type="float" office:value="1950" calcext:value-type="float">
            <text:p>1950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9]+[.A280]" office:value-type="float" office:value="1963" calcext:value-type="float">
            <text:p>1963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80]+[.A281]" office:value-type="float" office:value="1976" calcext:value-type="float">
            <text:p>1976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81]+[.A282]" office:value-type="float" office:value="1989" calcext:value-type="float">
            <text:p>1989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2]+[.A283]" office:value-type="float" office:value="2003" calcext:value-type="float">
            <text:p>2003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3]+[.A284]" office:value-type="float" office:value="2017" calcext:value-type="float">
            <text:p>2017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4]+[.A285]" office:value-type="float" office:value="2031" calcext:value-type="float">
            <text:p>2031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5]+[.A286]" office:value-type="float" office:value="2045" calcext:value-type="float">
            <text:p>2045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6]+[.A287]" office:value-type="float" office:value="2059" calcext:value-type="float">
            <text:p>2059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7]+[.A288]" office:value-type="float" office:value="2073" calcext:value-type="float">
            <text:p>2073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8]+[.A289]" office:value-type="float" office:value="2087" calcext:value-type="float">
            <text:p>2087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9]+[.A290]" office:value-type="float" office:value="2101" calcext:value-type="float">
            <text:p>2101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0]+[.A291]" office:value-type="float" office:value="2115" calcext:value-type="float">
            <text:p>2115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1]+[.A292]" office:value-type="float" office:value="2129" calcext:value-type="float">
            <text:p>2129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2]+[.A293]" office:value-type="float" office:value="2143" calcext:value-type="float">
            <text:p>2143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3]+[.A294]" office:value-type="float" office:value="2157" calcext:value-type="float">
            <text:p>2157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4]+[.A295]" office:value-type="float" office:value="2171" calcext:value-type="float">
            <text:p>2171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5]+[.A296]" office:value-type="float" office:value="2185" calcext:value-type="float">
            <text:p>2185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6]+[.A297]" office:value-type="float" office:value="2199" calcext:value-type="float">
            <text:p>2199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7]+[.A298]" office:value-type="float" office:value="2213" calcext:value-type="float">
            <text:p>2213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98]+[.A299]" office:value-type="float" office:value="2228" calcext:value-type="float">
            <text:p>2228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99]+[.A300]" office:value-type="float" office:value="2243" calcext:value-type="float">
            <text:p>2243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0]+[.A301]" office:value-type="float" office:value="2258" calcext:value-type="float">
            <text:p>2258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1]+[.A302]" office:value-type="float" office:value="2273" calcext:value-type="float">
            <text:p>2273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2]+[.A303]" office:value-type="float" office:value="2288" calcext:value-type="float">
            <text:p>2288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3]+[.A304]" office:value-type="float" office:value="2303" calcext:value-type="float">
            <text:p>2303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4]+[.A305]" office:value-type="float" office:value="2318" calcext:value-type="float">
            <text:p>2318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5]+[.A306]" office:value-type="float" office:value="2333" calcext:value-type="float">
            <text:p>2333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6]+[.A307]" office:value-type="float" office:value="2348" calcext:value-type="float">
            <text:p>2348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7]+[.A308]" office:value-type="float" office:value="2363" calcext:value-type="float">
            <text:p>2363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8]+[.A309]" office:value-type="float" office:value="2378" calcext:value-type="float">
            <text:p>2378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9]+[.A310]" office:value-type="float" office:value="2393" calcext:value-type="float">
            <text:p>2393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10]+[.A311]" office:value-type="float" office:value="2408" calcext:value-type="float">
            <text:p>2408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11]+[.A312]" office:value-type="float" office:value="2423" calcext:value-type="float">
            <text:p>2423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2]+[.A313]" office:value-type="float" office:value="2439" calcext:value-type="float">
            <text:p>243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3]+[.A314]" office:value-type="float" office:value="2455" calcext:value-type="float">
            <text:p>2455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4]+[.A315]" office:value-type="float" office:value="2471" calcext:value-type="float">
            <text:p>247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5]+[.A316]" office:value-type="float" office:value="2487" calcext:value-type="float">
            <text:p>2487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6]+[.A317]" office:value-type="float" office:value="2503" calcext:value-type="float">
            <text:p>2503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7]+[.A318]" office:value-type="float" office:value="2519" calcext:value-type="float">
            <text:p>251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8]+[.A319]" office:value-type="float" office:value="2535" calcext:value-type="float">
            <text:p>2535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9]+[.A320]" office:value-type="float" office:value="2551" calcext:value-type="float">
            <text:p>255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0]+[.A321]" office:value-type="float" office:value="2567" calcext:value-type="float">
            <text:p>2567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1]+[.A322]" office:value-type="float" office:value="2583" calcext:value-type="float">
            <text:p>2583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2]+[.A323]" office:value-type="float" office:value="2599" calcext:value-type="float">
            <text:p>259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3]+[.A324]" office:value-type="float" office:value="2615" calcext:value-type="float">
            <text:p>2615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4]+[.A325]" office:value-type="float" office:value="2631" calcext:value-type="float">
            <text:p>263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5]+[.A326]" office:value-type="float" office:value="2647" calcext:value-type="float">
            <text:p>2647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6]+[.A327]" office:value-type="float" office:value="2663" calcext:value-type="float">
            <text:p>2663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7]+[.A328]" office:value-type="float" office:value="2679" calcext:value-type="float">
            <text:p>267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8]+[.A329]" office:value-type="float" office:value="2695" calcext:value-type="float">
            <text:p>2695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9]+[.A330]" office:value-type="float" office:value="2711" calcext:value-type="float">
            <text:p>271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0]+[.A331]" office:value-type="float" office:value="2727" calcext:value-type="float">
            <text:p>2727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1]+[.A332]" office:value-type="float" office:value="2743" calcext:value-type="float">
            <text:p>2743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2]+[.A333]" office:value-type="float" office:value="2759" calcext:value-type="float">
            <text:p>275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3]+[.A334]" office:value-type="float" office:value="2775" calcext:value-type="float">
            <text:p>2775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4]+[.A335]" office:value-type="float" office:value="2791" calcext:value-type="float">
            <text:p>2791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5]+[.A336]" office:value-type="float" office:value="2808" calcext:value-type="float">
            <text:p>2808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6]+[.A337]" office:value-type="float" office:value="2825" calcext:value-type="float">
            <text:p>2825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7]+[.A338]" office:value-type="float" office:value="2842" calcext:value-type="float">
            <text:p>2842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8]+[.A339]" office:value-type="float" office:value="2859" calcext:value-type="float">
            <text:p>2859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9]+[.A340]" office:value-type="float" office:value="2876" calcext:value-type="float">
            <text:p>2876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0]+[.A341]" office:value-type="float" office:value="2893" calcext:value-type="float">
            <text:p>2893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1]+[.A342]" office:value-type="float" office:value="2910" calcext:value-type="float">
            <text:p>2910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2]+[.A343]" office:value-type="float" office:value="2927" calcext:value-type="float">
            <text:p>2927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3]+[.A344]" office:value-type="float" office:value="2944" calcext:value-type="float">
            <text:p>2944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4]+[.A345]" office:value-type="float" office:value="2961" calcext:value-type="float">
            <text:p>2961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5]+[.A346]" office:value-type="float" office:value="2978" calcext:value-type="float">
            <text:p>2978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6]+[.A347]" office:value-type="float" office:value="2995" calcext:value-type="float">
            <text:p>2995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7]+[.A348]" office:value-type="float" office:value="3012" calcext:value-type="float">
            <text:p>3012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8]+[.A349]" office:value-type="float" office:value="3029" calcext:value-type="float">
            <text:p>3029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9]+[.A350]" office:value-type="float" office:value="3046" calcext:value-type="float">
            <text:p>3046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50]+[.A351]" office:value-type="float" office:value="3063" calcext:value-type="float">
            <text:p>3063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51]+[.A352]" office:value-type="float" office:value="3080" calcext:value-type="float">
            <text:p>3080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2]+[.A353]" office:value-type="float" office:value="3098" calcext:value-type="float">
            <text:p>3098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3]+[.A354]" office:value-type="float" office:value="3116" calcext:value-type="float">
            <text:p>3116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4]+[.A355]" office:value-type="float" office:value="3134" calcext:value-type="float">
            <text:p>3134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5]+[.A356]" office:value-type="float" office:value="3152" calcext:value-type="float">
            <text:p>3152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6]+[.A357]" office:value-type="float" office:value="3170" calcext:value-type="float">
            <text:p>3170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7]+[.A358]" office:value-type="float" office:value="3188" calcext:value-type="float">
            <text:p>3188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8]+[.A359]" office:value-type="float" office:value="3206" calcext:value-type="float">
            <text:p>3206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9]+[.A360]" office:value-type="float" office:value="3224" calcext:value-type="float">
            <text:p>3224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0]+[.A361]" office:value-type="float" office:value="3242" calcext:value-type="float">
            <text:p>3242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1]+[.A362]" office:value-type="float" office:value="3260" calcext:value-type="float">
            <text:p>3260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2]+[.A363]" office:value-type="float" office:value="3278" calcext:value-type="float">
            <text:p>3278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3]+[.A364]" office:value-type="float" office:value="3296" calcext:value-type="float">
            <text:p>3296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4]+[.A365]" office:value-type="float" office:value="3314" calcext:value-type="float">
            <text:p>3314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5]+[.A366]" office:value-type="float" office:value="3333" calcext:value-type="float">
            <text:p>3333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6]+[.A367]" office:value-type="float" office:value="3352" calcext:value-type="float">
            <text:p>3352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7]+[.A368]" office:value-type="float" office:value="3371" calcext:value-type="float">
            <text:p>3371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8]+[.A369]" office:value-type="float" office:value="3390" calcext:value-type="float">
            <text:p>3390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9]+[.A370]" office:value-type="float" office:value="3409" calcext:value-type="float">
            <text:p>3409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0]+[.A371]" office:value-type="float" office:value="3428" calcext:value-type="float">
            <text:p>3428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1]+[.A372]" office:value-type="float" office:value="3447" calcext:value-type="float">
            <text:p>3447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2]+[.A373]" office:value-type="float" office:value="3466" calcext:value-type="float">
            <text:p>3466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3]+[.A374]" office:value-type="float" office:value="3485" calcext:value-type="float">
            <text:p>348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4]+[.A375]" office:value-type="float" office:value="3504" calcext:value-type="float">
            <text:p>3504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5]+[.A376]" office:value-type="float" office:value="3523" calcext:value-type="float">
            <text:p>3523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6]+[.A377]" office:value-type="float" office:value="3542" calcext:value-type="float">
            <text:p>3542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7]+[.A378]" office:value-type="float" office:value="3561" calcext:value-type="float">
            <text:p>3561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8]+[.A379]" office:value-type="float" office:value="3580" calcext:value-type="float">
            <text:p>3580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9]+[.A380]" office:value-type="float" office:value="3599" calcext:value-type="float">
            <text:p>3599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0]+[.A381]" office:value-type="float" office:value="3618" calcext:value-type="float">
            <text:p>3618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1]+[.A382]" office:value-type="float" office:value="3637" calcext:value-type="float">
            <text:p>3637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2]+[.A383]" office:value-type="float" office:value="3656" calcext:value-type="float">
            <text:p>365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3]+[.A384]" office:value-type="float" office:value="3676" calcext:value-type="float">
            <text:p>367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4]+[.A385]" office:value-type="float" office:value="3696" calcext:value-type="float">
            <text:p>369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5]+[.A386]" office:value-type="float" office:value="3716" calcext:value-type="float">
            <text:p>371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6]+[.A387]" office:value-type="float" office:value="3736" calcext:value-type="float">
            <text:p>373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7]+[.A388]" office:value-type="float" office:value="3756" calcext:value-type="float">
            <text:p>375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8]+[.A389]" office:value-type="float" office:value="3776" calcext:value-type="float">
            <text:p>377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9]+[.A390]" office:value-type="float" office:value="3796" calcext:value-type="float">
            <text:p>379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0]+[.A391]" office:value-type="float" office:value="3816" calcext:value-type="float">
            <text:p>381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1]+[.A392]" office:value-type="float" office:value="3836" calcext:value-type="float">
            <text:p>383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2]+[.A393]" office:value-type="float" office:value="3856" calcext:value-type="float">
            <text:p>385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3]+[.A394]" office:value-type="float" office:value="3876" calcext:value-type="float">
            <text:p>387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4]+[.A395]" office:value-type="float" office:value="3896" calcext:value-type="float">
            <text:p>389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5]+[.A396]" office:value-type="float" office:value="3916" calcext:value-type="float">
            <text:p>391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6]+[.A397]" office:value-type="float" office:value="3936" calcext:value-type="float">
            <text:p>393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7]+[.A398]" office:value-type="float" office:value="3956" calcext:value-type="float">
            <text:p>395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8]+[.A399]" office:value-type="float" office:value="3976" calcext:value-type="float">
            <text:p>3976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99]+[.A400]" office:value-type="float" office:value="3997" calcext:value-type="float">
            <text:p>3997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0]+[.A401]" office:value-type="float" office:value="4018" calcext:value-type="float">
            <text:p>4018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1]+[.A402]" office:value-type="float" office:value="4039" calcext:value-type="float">
            <text:p>4039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2]+[.A403]" office:value-type="float" office:value="4060" calcext:value-type="float">
            <text:p>4060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3]+[.A404]" office:value-type="float" office:value="4081" calcext:value-type="float">
            <text:p>408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4]+[.A405]" office:value-type="float" office:value="4102" calcext:value-type="float">
            <text:p>4102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5]+[.A406]" office:value-type="float" office:value="4123" calcext:value-type="float">
            <text:p>412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6]+[.A407]" office:value-type="float" office:value="4144" calcext:value-type="float">
            <text:p>4144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7]+[.A408]" office:value-type="float" office:value="4165" calcext:value-type="float">
            <text:p>416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8]+[.A409]" office:value-type="float" office:value="4186" calcext:value-type="float">
            <text:p>4186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9]+[.A410]" office:value-type="float" office:value="4207" calcext:value-type="float">
            <text:p>4207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0]+[.A411]" office:value-type="float" office:value="4228" calcext:value-type="float">
            <text:p>4228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1]+[.A412]" office:value-type="float" office:value="4249" calcext:value-type="float">
            <text:p>4249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2]+[.A413]" office:value-type="float" office:value="4270" calcext:value-type="float">
            <text:p>4270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3]+[.A414]" office:value-type="float" office:value="4291" calcext:value-type="float">
            <text:p>429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4]+[.A415]" office:value-type="float" office:value="4312" calcext:value-type="float">
            <text:p>4312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5]+[.A416]" office:value-type="float" office:value="4333" calcext:value-type="float">
            <text:p>433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6]+[.A417]" office:value-type="float" office:value="4354" calcext:value-type="float">
            <text:p>4354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7]+[.A418]" office:value-type="float" office:value="4375" calcext:value-type="float">
            <text:p>437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8]+[.A419]" office:value-type="float" office:value="4396" calcext:value-type="float">
            <text:p>4396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9]+[.A420]" office:value-type="float" office:value="4417" calcext:value-type="float">
            <text:p>4417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0]+[.A421]" office:value-type="float" office:value="4438" calcext:value-type="float">
            <text:p>4438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1]+[.A422]" office:value-type="float" office:value="4459" calcext:value-type="float">
            <text:p>4459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2]+[.A423]" office:value-type="float" office:value="4480" calcext:value-type="float">
            <text:p>4480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3]+[.A424]" office:value-type="float" office:value="4502" calcext:value-type="float">
            <text:p>4502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4]+[.A425]" office:value-type="float" office:value="4524" calcext:value-type="float">
            <text:p>4524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5]+[.A426]" office:value-type="float" office:value="4546" calcext:value-type="float">
            <text:p>4546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6]+[.A427]" office:value-type="float" office:value="4568" calcext:value-type="float">
            <text:p>4568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7]+[.A428]" office:value-type="float" office:value="4590" calcext:value-type="float">
            <text:p>4590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8]+[.A429]" office:value-type="float" office:value="4612" calcext:value-type="float">
            <text:p>4612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9]+[.A430]" office:value-type="float" office:value="4634" calcext:value-type="float">
            <text:p>4634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0]+[.A431]" office:value-type="float" office:value="4656" calcext:value-type="float">
            <text:p>4656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1]+[.A432]" office:value-type="float" office:value="4678" calcext:value-type="float">
            <text:p>4678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2]+[.A433]" office:value-type="float" office:value="4700" calcext:value-type="float">
            <text:p>4700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3]+[.A434]" office:value-type="float" office:value="4722" calcext:value-type="float">
            <text:p>4722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4]+[.A435]" office:value-type="float" office:value="4744" calcext:value-type="float">
            <text:p>4744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5]+[.A436]" office:value-type="float" office:value="4766" calcext:value-type="float">
            <text:p>4766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6]+[.A437]" office:value-type="float" office:value="4788" calcext:value-type="float">
            <text:p>4788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7]+[.A438]" office:value-type="float" office:value="4810" calcext:value-type="float">
            <text:p>4810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8]+[.A439]" office:value-type="float" office:value="4832" calcext:value-type="float">
            <text:p>4832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9]+[.A440]" office:value-type="float" office:value="4854" calcext:value-type="float">
            <text:p>4854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0]+[.A441]" office:value-type="float" office:value="4876" calcext:value-type="float">
            <text:p>4876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1]+[.A442]" office:value-type="float" office:value="4898" calcext:value-type="float">
            <text:p>4898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2]+[.A443]" office:value-type="float" office:value="4920" calcext:value-type="float">
            <text:p>4920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3]+[.A444]" office:value-type="float" office:value="4943" calcext:value-type="float">
            <text:p>4943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4]+[.A445]" office:value-type="float" office:value="4966" calcext:value-type="float">
            <text:p>4966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5]+[.A446]" office:value-type="float" office:value="4989" calcext:value-type="float">
            <text:p>4989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6]+[.A447]" office:value-type="float" office:value="5012" calcext:value-type="float">
            <text:p>5012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7]+[.A448]" office:value-type="float" office:value="5035" calcext:value-type="float">
            <text:p>5035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8]+[.A449]" office:value-type="float" office:value="5058" calcext:value-type="float">
            <text:p>5058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9]+[.A450]" office:value-type="float" office:value="5081" calcext:value-type="float">
            <text:p>5081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0]+[.A451]" office:value-type="float" office:value="5104" calcext:value-type="float">
            <text:p>5104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1]+[.A452]" office:value-type="float" office:value="5127" calcext:value-type="float">
            <text:p>5127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2]+[.A453]" office:value-type="float" office:value="5150" calcext:value-type="float">
            <text:p>5150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3]+[.A454]" office:value-type="float" office:value="5173" calcext:value-type="float">
            <text:p>5173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4]+[.A455]" office:value-type="float" office:value="5196" calcext:value-type="float">
            <text:p>5196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5]+[.A456]" office:value-type="float" office:value="5219" calcext:value-type="float">
            <text:p>5219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6]+[.A457]" office:value-type="float" office:value="5242" calcext:value-type="float">
            <text:p>5242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7]+[.A458]" office:value-type="float" office:value="5265" calcext:value-type="float">
            <text:p>5265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8]+[.A459]" office:value-type="float" office:value="5288" calcext:value-type="float">
            <text:p>5288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9]+[.A460]" office:value-type="float" office:value="5311" calcext:value-type="float">
            <text:p>5311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0]+[.A461]" office:value-type="float" office:value="5334" calcext:value-type="float">
            <text:p>5334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1]+[.A462]" office:value-type="float" office:value="5357" calcext:value-type="float">
            <text:p>5357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2]+[.A463]" office:value-type="float" office:value="5380" calcext:value-type="float">
            <text:p>5380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3]+[.A464]" office:value-type="float" office:value="5403" calcext:value-type="float">
            <text:p>5403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4]+[.A465]" office:value-type="float" office:value="5427" calcext:value-type="float">
            <text:p>5427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5]+[.A466]" office:value-type="float" office:value="5451" calcext:value-type="float">
            <text:p>5451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6]+[.A467]" office:value-type="float" office:value="5475" calcext:value-type="float">
            <text:p>5475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7]+[.A468]" office:value-type="float" office:value="5499" calcext:value-type="float">
            <text:p>5499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8]+[.A469]" office:value-type="float" office:value="5523" calcext:value-type="float">
            <text:p>5523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9]+[.A470]" office:value-type="float" office:value="5547" calcext:value-type="float">
            <text:p>5547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0]+[.A471]" office:value-type="float" office:value="5571" calcext:value-type="float">
            <text:p>5571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1]+[.A472]" office:value-type="float" office:value="5595" calcext:value-type="float">
            <text:p>5595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2]+[.A473]" office:value-type="float" office:value="5619" calcext:value-type="float">
            <text:p>5619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3]+[.A474]" office:value-type="float" office:value="5643" calcext:value-type="float">
            <text:p>5643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4]+[.A475]" office:value-type="float" office:value="5667" calcext:value-type="float">
            <text:p>5667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5]+[.A476]" office:value-type="float" office:value="5691" calcext:value-type="float">
            <text:p>5691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6]+[.A477]" office:value-type="float" office:value="5715" calcext:value-type="float">
            <text:p>5715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7]+[.A478]" office:value-type="float" office:value="5739" calcext:value-type="float">
            <text:p>5739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8]+[.A479]" office:value-type="float" office:value="5763" calcext:value-type="float">
            <text:p>5763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9]+[.A480]" office:value-type="float" office:value="5787" calcext:value-type="float">
            <text:p>5787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0]+[.A481]" office:value-type="float" office:value="5811" calcext:value-type="float">
            <text:p>5811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1]+[.A482]" office:value-type="float" office:value="5835" calcext:value-type="float">
            <text:p>5835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2]+[.A483]" office:value-type="float" office:value="5859" calcext:value-type="float">
            <text:p>585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3]+[.A484]" office:value-type="float" office:value="5884" calcext:value-type="float">
            <text:p>5884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4]+[.A485]" office:value-type="float" office:value="5909" calcext:value-type="float">
            <text:p>590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5]+[.A486]" office:value-type="float" office:value="5934" calcext:value-type="float">
            <text:p>5934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6]+[.A487]" office:value-type="float" office:value="5959" calcext:value-type="float">
            <text:p>595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7]+[.A488]" office:value-type="float" office:value="5984" calcext:value-type="float">
            <text:p>5984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8]+[.A489]" office:value-type="float" office:value="6009" calcext:value-type="float">
            <text:p>600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9]+[.A490]" office:value-type="float" office:value="6034" calcext:value-type="float">
            <text:p>6034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0]+[.A491]" office:value-type="float" office:value="6059" calcext:value-type="float">
            <text:p>605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1]+[.A492]" office:value-type="float" office:value="6084" calcext:value-type="float">
            <text:p>6084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2]+[.A493]" office:value-type="float" office:value="6109" calcext:value-type="float">
            <text:p>610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3]+[.A494]" office:value-type="float" office:value="6134" calcext:value-type="float">
            <text:p>6134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4]+[.A495]" office:value-type="float" office:value="6159" calcext:value-type="float">
            <text:p>615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5]+[.A496]" office:value-type="float" office:value="6184" calcext:value-type="float">
            <text:p>6184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6]+[.A497]" office:value-type="float" office:value="6210" calcext:value-type="float">
            <text:p>6210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7]+[.A498]" office:value-type="float" office:value="6236" calcext:value-type="float">
            <text:p>6236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8]+[.A499]" office:value-type="float" office:value="6262" calcext:value-type="float">
            <text:p>6262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9]+[.A500]" office:value-type="float" office:value="6288" calcext:value-type="float">
            <text:p>6288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0]+[.A501]" office:value-type="float" office:value="6314" calcext:value-type="float">
            <text:p>6314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1]+[.A502]" office:value-type="float" office:value="6340" calcext:value-type="float">
            <text:p>6340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2]+[.A503]" office:value-type="float" office:value="6366" calcext:value-type="float">
            <text:p>6366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3]+[.A504]" office:value-type="float" office:value="6392" calcext:value-type="float">
            <text:p>6392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4]+[.A505]" office:value-type="float" office:value="6418" calcext:value-type="float">
            <text:p>6418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5]+[.A506]" office:value-type="float" office:value="6444" calcext:value-type="float">
            <text:p>6444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6]+[.A507]" office:value-type="float" office:value="6470" calcext:value-type="float">
            <text:p>6470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7]+[.A508]" office:value-type="float" office:value="6496" calcext:value-type="float">
            <text:p>6496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8]+[.A509]" office:value-type="float" office:value="6522" calcext:value-type="float">
            <text:p>6522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9]+[.A510]" office:value-type="float" office:value="6548" calcext:value-type="float">
            <text:p>6548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0]+[.A511]" office:value-type="float" office:value="6575" calcext:value-type="float">
            <text:p>6575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1]+[.A512]" office:value-type="float" office:value="6602" calcext:value-type="float">
            <text:p>6602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2]+[.A513]" office:value-type="float" office:value="6629" calcext:value-type="float">
            <text:p>6629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3]+[.A514]" office:value-type="float" office:value="6656" calcext:value-type="float">
            <text:p>6656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4]+[.A515]" office:value-type="float" office:value="6683" calcext:value-type="float">
            <text:p>6683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5]+[.A516]" office:value-type="float" office:value="6710" calcext:value-type="float">
            <text:p>6710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6]+[.A517]" office:value-type="float" office:value="6737" calcext:value-type="float">
            <text:p>6737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7]+[.A518]" office:value-type="float" office:value="6764" calcext:value-type="float">
            <text:p>6764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8]+[.A519]" office:value-type="float" office:value="6791" calcext:value-type="float">
            <text:p>6791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9]+[.A520]" office:value-type="float" office:value="6818" calcext:value-type="float">
            <text:p>6818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0]+[.A521]" office:value-type="float" office:value="6845" calcext:value-type="float">
            <text:p>6845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1]+[.A522]" office:value-type="float" office:value="6872" calcext:value-type="float">
            <text:p>6872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2]+[.A523]" office:value-type="float" office:value="6899" calcext:value-type="float">
            <text:p>6899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3]+[.A524]" office:value-type="float" office:value="6926" calcext:value-type="float">
            <text:p>6926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4]+[.A525]" office:value-type="float" office:value="6953" calcext:value-type="float">
            <text:p>6953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5]+[.A526]" office:value-type="float" office:value="6980" calcext:value-type="float">
            <text:p>6980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6]+[.A527]" office:value-type="float" office:value="7007" calcext:value-type="float">
            <text:p>7007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7]+[.A528]" office:value-type="float" office:value="7034" calcext:value-type="float">
            <text:p>7034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8]+[.A529]" office:value-type="float" office:value="7061" calcext:value-type="float">
            <text:p>7061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29]+[.A530]" office:value-type="float" office:value="7089" calcext:value-type="float">
            <text:p>7089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0]+[.A531]" office:value-type="float" office:value="7117" calcext:value-type="float">
            <text:p>7117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1]+[.A532]" office:value-type="float" office:value="7145" calcext:value-type="float">
            <text:p>7145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2]+[.A533]" office:value-type="float" office:value="7173" calcext:value-type="float">
            <text:p>7173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3]+[.A534]" office:value-type="float" office:value="7201" calcext:value-type="float">
            <text:p>7201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4]+[.A535]" office:value-type="float" office:value="7229" calcext:value-type="float">
            <text:p>7229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5]+[.A536]" office:value-type="float" office:value="7257" calcext:value-type="float">
            <text:p>7257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6]+[.A537]" office:value-type="float" office:value="7285" calcext:value-type="float">
            <text:p>7285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7]+[.A538]" office:value-type="float" office:value="7313" calcext:value-type="float">
            <text:p>7313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8]+[.A539]" office:value-type="float" office:value="7341" calcext:value-type="float">
            <text:p>7341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9]+[.A540]" office:value-type="float" office:value="7369" calcext:value-type="float">
            <text:p>7369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0]+[.A541]" office:value-type="float" office:value="7397" calcext:value-type="float">
            <text:p>7397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1]+[.A542]" office:value-type="float" office:value="7425" calcext:value-type="float">
            <text:p>7425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2]+[.A543]" office:value-type="float" office:value="7453" calcext:value-type="float">
            <text:p>7453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3]+[.A544]" office:value-type="float" office:value="7481" calcext:value-type="float">
            <text:p>7481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4]+[.A545]" office:value-type="float" office:value="7509" calcext:value-type="float">
            <text:p>7509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5]+[.A546]" office:value-type="float" office:value="7538" calcext:value-type="float">
            <text:p>7538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6]+[.A547]" office:value-type="float" office:value="7567" calcext:value-type="float">
            <text:p>7567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7]+[.A548]" office:value-type="float" office:value="7596" calcext:value-type="float">
            <text:p>7596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8]+[.A549]" office:value-type="float" office:value="7625" calcext:value-type="float">
            <text:p>7625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9]+[.A550]" office:value-type="float" office:value="7654" calcext:value-type="float">
            <text:p>7654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0]+[.A551]" office:value-type="float" office:value="7683" calcext:value-type="float">
            <text:p>7683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1]+[.A552]" office:value-type="float" office:value="7712" calcext:value-type="float">
            <text:p>7712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2]+[.A553]" office:value-type="float" office:value="7741" calcext:value-type="float">
            <text:p>7741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3]+[.A554]" office:value-type="float" office:value="7770" calcext:value-type="float">
            <text:p>7770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4]+[.A555]" office:value-type="float" office:value="7799" calcext:value-type="float">
            <text:p>7799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5]+[.A556]" office:value-type="float" office:value="7828" calcext:value-type="float">
            <text:p>7828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6]+[.A557]" office:value-type="float" office:value="7857" calcext:value-type="float">
            <text:p>7857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7]+[.A558]" office:value-type="float" office:value="7886" calcext:value-type="float">
            <text:p>7886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8]+[.A559]" office:value-type="float" office:value="7915" calcext:value-type="float">
            <text:p>7915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9]+[.A560]" office:value-type="float" office:value="7944" calcext:value-type="float">
            <text:p>7944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0]+[.A561]" office:value-type="float" office:value="7973" calcext:value-type="float">
            <text:p>7973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1]+[.A562]" office:value-type="float" office:value="8002" calcext:value-type="float">
            <text:p>8002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2]+[.A563]" office:value-type="float" office:value="8031" calcext:value-type="float">
            <text:p>8031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3]+[.A564]" office:value-type="float" office:value="8060" calcext:value-type="float">
            <text:p>8060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4]+[.A565]" office:value-type="float" office:value="8089" calcext:value-type="float">
            <text:p>8089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5]+[.A566]" office:value-type="float" office:value="8118" calcext:value-type="float">
            <text:p>8118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6]+[.A567]" office:value-type="float" office:value="8147" calcext:value-type="float">
            <text:p>8147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67]+[.A568]" office:value-type="float" office:value="8197" calcext:value-type="float">
            <text:p>8197</text:p>
          </table:table-cell>
          <table:table-cell table:formula="of:=8200-[.B568]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68]+[.A569]" office:value-type="float" office:value="8227" calcext:value-type="float">
            <text:p>822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69]+[.A570]" office:value-type="float" office:value="8257" calcext:value-type="float">
            <text:p>825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0]+[.A571]" office:value-type="float" office:value="8287" calcext:value-type="float">
            <text:p>828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1]+[.A572]" office:value-type="float" office:value="8317" calcext:value-type="float">
            <text:p>831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2]+[.A573]" office:value-type="float" office:value="8347" calcext:value-type="float">
            <text:p>834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3]+[.A574]" office:value-type="float" office:value="8377" calcext:value-type="float">
            <text:p>837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4]+[.A575]" office:value-type="float" office:value="8407" calcext:value-type="float">
            <text:p>840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5]+[.A576]" office:value-type="float" office:value="8437" calcext:value-type="float">
            <text:p>843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6]+[.A577]" office:value-type="float" office:value="8467" calcext:value-type="float">
            <text:p>846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7]+[.A578]" office:value-type="float" office:value="8497" calcext:value-type="float">
            <text:p>849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8]+[.A579]" office:value-type="float" office:value="8527" calcext:value-type="float">
            <text:p>852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9]+[.A580]" office:value-type="float" office:value="8557" calcext:value-type="float">
            <text:p>855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0]+[.A581]" office:value-type="float" office:value="8587" calcext:value-type="float">
            <text:p>858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1]+[.A582]" office:value-type="float" office:value="8617" calcext:value-type="float">
            <text:p>861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2]+[.A583]" office:value-type="float" office:value="8647" calcext:value-type="float">
            <text:p>864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3]+[.A584]" office:value-type="float" office:value="8677" calcext:value-type="float">
            <text:p>867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4]+[.A585]" office:value-type="float" office:value="8707" calcext:value-type="float">
            <text:p>8707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5]+[.A586]" office:value-type="float" office:value="8737" calcext:value-type="float">
            <text:p>8737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6]+[.A587]" office:value-type="float" office:value="8768" calcext:value-type="float">
            <text:p>8768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7]+[.A588]" office:value-type="float" office:value="8799" calcext:value-type="float">
            <text:p>8799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8]+[.A589]" office:value-type="float" office:value="8830" calcext:value-type="float">
            <text:p>8830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9]+[.A590]" office:value-type="float" office:value="8861" calcext:value-type="float">
            <text:p>8861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0]+[.A591]" office:value-type="float" office:value="8892" calcext:value-type="float">
            <text:p>8892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1]+[.A592]" office:value-type="float" office:value="8923" calcext:value-type="float">
            <text:p>8923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2]+[.A593]" office:value-type="float" office:value="8954" calcext:value-type="float">
            <text:p>8954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3]+[.A594]" office:value-type="float" office:value="8985" calcext:value-type="float">
            <text:p>8985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4]+[.A595]" office:value-type="float" office:value="9016" calcext:value-type="float">
            <text:p>9016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5]+[.A596]" office:value-type="float" office:value="9047" calcext:value-type="float">
            <text:p>9047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6]+[.A597]" office:value-type="float" office:value="9078" calcext:value-type="float">
            <text:p>9078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7]+[.A598]" office:value-type="float" office:value="9109" calcext:value-type="float">
            <text:p>9109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8]+[.A599]" office:value-type="float" office:value="9140" calcext:value-type="float">
            <text:p>9140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9]+[.A600]" office:value-type="float" office:value="9171" calcext:value-type="float">
            <text:p>9171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0]+[.A601]" office:value-type="float" office:value="9202" calcext:value-type="float">
            <text:p>9202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1]+[.A602]" office:value-type="float" office:value="9233" calcext:value-type="float">
            <text:p>9233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2]+[.A603]" office:value-type="float" office:value="9264" calcext:value-type="float">
            <text:p>9264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3]+[.A604]" office:value-type="float" office:value="9295" calcext:value-type="float">
            <text:p>9295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4]+[.A605]" office:value-type="float" office:value="9327" calcext:value-type="float">
            <text:p>9327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5]+[.A606]" office:value-type="float" office:value="9359" calcext:value-type="float">
            <text:p>9359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6]+[.A607]" office:value-type="float" office:value="9391" calcext:value-type="float">
            <text:p>9391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7]+[.A608]" office:value-type="float" office:value="9423" calcext:value-type="float">
            <text:p>9423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8]+[.A609]" office:value-type="float" office:value="9455" calcext:value-type="float">
            <text:p>9455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9]+[.A610]" office:value-type="float" office:value="9487" calcext:value-type="float">
            <text:p>9487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0]+[.A611]" office:value-type="float" office:value="9519" calcext:value-type="float">
            <text:p>9519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1]+[.A612]" office:value-type="float" office:value="9551" calcext:value-type="float">
            <text:p>9551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2]+[.A613]" office:value-type="float" office:value="9583" calcext:value-type="float">
            <text:p>9583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3]+[.A614]" office:value-type="float" office:value="9615" calcext:value-type="float">
            <text:p>9615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4]+[.A615]" office:value-type="float" office:value="9647" calcext:value-type="float">
            <text:p>9647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5]+[.A616]" office:value-type="float" office:value="9679" calcext:value-type="float">
            <text:p>9679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6]+[.A617]" office:value-type="float" office:value="9711" calcext:value-type="float">
            <text:p>9711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7]+[.A618]" office:value-type="float" office:value="9743" calcext:value-type="float">
            <text:p>9743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18]+[.A619]" office:value-type="float" office:value="9776" calcext:value-type="float">
            <text:p>9776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19]+[.A620]" office:value-type="float" office:value="9809" calcext:value-type="float">
            <text:p>9809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0]+[.A621]" office:value-type="float" office:value="9842" calcext:value-type="float">
            <text:p>9842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1]+[.A622]" office:value-type="float" office:value="9875" calcext:value-type="float">
            <text:p>9875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2]+[.A623]" office:value-type="float" office:value="9908" calcext:value-type="float">
            <text:p>9908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3]+[.A624]" office:value-type="float" office:value="9941" calcext:value-type="float">
            <text:p>9941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4]+[.A625]" office:value-type="float" office:value="9974" calcext:value-type="float">
            <text:p>9974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5]+[.A626]" office:value-type="float" office:value="10007" calcext:value-type="float">
            <text:p>10007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6]+[.A627]" office:value-type="float" office:value="10040" calcext:value-type="float">
            <text:p>10040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7]+[.A628]" office:value-type="float" office:value="10073" calcext:value-type="float">
            <text:p>10073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8]+[.A629]" office:value-type="float" office:value="10106" calcext:value-type="float">
            <text:p>10106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9]+[.A630]" office:value-type="float" office:value="10139" calcext:value-type="float">
            <text:p>10139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0]+[.A631]" office:value-type="float" office:value="10172" calcext:value-type="float">
            <text:p>10172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1]+[.A632]" office:value-type="float" office:value="10205" calcext:value-type="float">
            <text:p>10205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2]+[.A633]" office:value-type="float" office:value="10238" calcext:value-type="float">
            <text:p>10238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3]+[.A634]" office:value-type="float" office:value="10271" calcext:value-type="float">
            <text:p>10271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4]+[.A635]" office:value-type="float" office:value="10304" calcext:value-type="float">
            <text:p>10304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5]+[.A636]" office:value-type="float" office:value="10337" calcext:value-type="float">
            <text:p>10337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6]+[.A637]" office:value-type="float" office:value="10370" calcext:value-type="float">
            <text:p>10370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7]+[.A638]" office:value-type="float" office:value="10403" calcext:value-type="float">
            <text:p>10403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8]+[.A639]" office:value-type="float" office:value="10436" calcext:value-type="float">
            <text:p>10436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9]+[.A640]" office:value-type="float" office:value="10469" calcext:value-type="float">
            <text:p>10469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0]+[.A641]" office:value-type="float" office:value="10502" calcext:value-type="float">
            <text:p>10502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1]+[.A642]" office:value-type="float" office:value="10535" calcext:value-type="float">
            <text:p>10535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2]+[.A643]" office:value-type="float" office:value="10568" calcext:value-type="float">
            <text:p>10568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3]+[.A644]" office:value-type="float" office:value="10601" calcext:value-type="float">
            <text:p>10601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4]+[.A645]" office:value-type="float" office:value="10634" calcext:value-type="float">
            <text:p>10634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5]+[.A646]" office:value-type="float" office:value="10667" calcext:value-type="float">
            <text:p>10667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6]+[.A647]" office:value-type="float" office:value="10700" calcext:value-type="float">
            <text:p>10700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7]+[.A648]" office:value-type="float" office:value="10734" calcext:value-type="float">
            <text:p>10734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8]+[.A649]" office:value-type="float" office:value="10768" calcext:value-type="float">
            <text:p>10768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9]+[.A650]" office:value-type="float" office:value="10802" calcext:value-type="float">
            <text:p>10802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0]+[.A651]" office:value-type="float" office:value="10836" calcext:value-type="float">
            <text:p>10836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1]+[.A652]" office:value-type="float" office:value="10870" calcext:value-type="float">
            <text:p>10870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2]+[.A653]" office:value-type="float" office:value="10904" calcext:value-type="float">
            <text:p>10904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3]+[.A654]" office:value-type="float" office:value="10938" calcext:value-type="float">
            <text:p>10938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4]+[.A655]" office:value-type="float" office:value="10972" calcext:value-type="float">
            <text:p>10972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5]+[.A656]" office:value-type="float" office:value="11006" calcext:value-type="float">
            <text:p>11006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6]+[.A657]" office:value-type="float" office:value="11040" calcext:value-type="float">
            <text:p>11040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7]+[.A658]" office:value-type="float" office:value="11074" calcext:value-type="float">
            <text:p>11074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8]+[.A659]" office:value-type="float" office:value="11108" calcext:value-type="float">
            <text:p>11108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9]+[.A660]" office:value-type="float" office:value="11142" calcext:value-type="float">
            <text:p>11142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0]+[.A661]" office:value-type="float" office:value="11176" calcext:value-type="float">
            <text:p>11176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1]+[.A662]" office:value-type="float" office:value="11210" calcext:value-type="float">
            <text:p>11210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2]+[.A663]" office:value-type="float" office:value="11244" calcext:value-type="float">
            <text:p>11244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3]+[.A664]" office:value-type="float" office:value="11278" calcext:value-type="float">
            <text:p>11278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4]+[.A665]" office:value-type="float" office:value="11312" calcext:value-type="float">
            <text:p>11312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5]+[.A666]" office:value-type="float" office:value="11346" calcext:value-type="float">
            <text:p>11346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6]+[.A667]" office:value-type="float" office:value="11381" calcext:value-type="float">
            <text:p>1138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7]+[.A668]" office:value-type="float" office:value="11416" calcext:value-type="float">
            <text:p>11416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8]+[.A669]" office:value-type="float" office:value="11451" calcext:value-type="float">
            <text:p>1145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9]+[.A670]" office:value-type="float" office:value="11486" calcext:value-type="float">
            <text:p>11486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0]+[.A671]" office:value-type="float" office:value="11521" calcext:value-type="float">
            <text:p>1152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1]+[.A672]" office:value-type="float" office:value="11556" calcext:value-type="float">
            <text:p>11556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2]+[.A673]" office:value-type="float" office:value="11591" calcext:value-type="float">
            <text:p>1159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3]+[.A674]" office:value-type="float" office:value="11626" calcext:value-type="float">
            <text:p>11626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4]+[.A675]" office:value-type="float" office:value="11661" calcext:value-type="float">
            <text:p>1166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5]+[.A676]" office:value-type="float" office:value="11696" calcext:value-type="float">
            <text:p>11696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6]+[.A677]" office:value-type="float" office:value="11731" calcext:value-type="float">
            <text:p>1173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7]+[.A678]" office:value-type="float" office:value="11766" calcext:value-type="float">
            <text:p>11766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8]+[.A679]" office:value-type="float" office:value="11801" calcext:value-type="float">
            <text:p>1180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9]+[.A680]" office:value-type="float" office:value="11836" calcext:value-type="float">
            <text:p>11836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0]+[.A681]" office:value-type="float" office:value="11871" calcext:value-type="float">
            <text:p>1187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1]+[.A682]" office:value-type="float" office:value="11906" calcext:value-type="float">
            <text:p>11906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2]+[.A683]" office:value-type="float" office:value="11941" calcext:value-type="float">
            <text:p>1194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3]+[.A684]" office:value-type="float" office:value="11976" calcext:value-type="float">
            <text:p>11976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4]+[.A685]" office:value-type="float" office:value="12011" calcext:value-type="float">
            <text:p>1201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5]+[.A686]" office:value-type="float" office:value="12046" calcext:value-type="float">
            <text:p>12046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6]+[.A687]" office:value-type="float" office:value="12081" calcext:value-type="float">
            <text:p>1208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7]+[.A688]" office:value-type="float" office:value="12116" calcext:value-type="float">
            <text:p>12116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8]+[.A689]" office:value-type="float" office:value="12151" calcext:value-type="float">
            <text:p>1215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9]+[.A690]" office:value-type="float" office:value="12186" calcext:value-type="float">
            <text:p>12186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0]+[.A691]" office:value-type="float" office:value="12222" calcext:value-type="float">
            <text:p>12222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1]+[.A692]" office:value-type="float" office:value="12258" calcext:value-type="float">
            <text:p>12258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2]+[.A693]" office:value-type="float" office:value="12294" calcext:value-type="float">
            <text:p>12294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3]+[.A694]" office:value-type="float" office:value="12330" calcext:value-type="float">
            <text:p>12330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4]+[.A695]" office:value-type="float" office:value="12366" calcext:value-type="float">
            <text:p>12366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5]+[.A696]" office:value-type="float" office:value="12402" calcext:value-type="float">
            <text:p>12402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6]+[.A697]" office:value-type="float" office:value="12438" calcext:value-type="float">
            <text:p>12438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7]+[.A698]" office:value-type="float" office:value="12474" calcext:value-type="float">
            <text:p>12474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8]+[.A699]" office:value-type="float" office:value="12510" calcext:value-type="float">
            <text:p>12510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9]+[.A700]" office:value-type="float" office:value="12546" calcext:value-type="float">
            <text:p>12546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0]+[.A701]" office:value-type="float" office:value="12582" calcext:value-type="float">
            <text:p>12582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1]+[.A702]" office:value-type="float" office:value="12618" calcext:value-type="float">
            <text:p>12618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2]+[.A703]" office:value-type="float" office:value="12654" calcext:value-type="float">
            <text:p>12654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3]+[.A704]" office:value-type="float" office:value="12691" calcext:value-type="float">
            <text:p>12691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4]+[.A705]" office:value-type="float" office:value="12728" calcext:value-type="float">
            <text:p>12728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5]+[.A706]" office:value-type="float" office:value="12765" calcext:value-type="float">
            <text:p>12765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6]+[.A707]" office:value-type="float" office:value="12802" calcext:value-type="float">
            <text:p>12802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7]+[.A708]" office:value-type="float" office:value="12839" calcext:value-type="float">
            <text:p>12839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8]+[.A709]" office:value-type="float" office:value="12876" calcext:value-type="float">
            <text:p>12876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9]+[.A710]" office:value-type="float" office:value="12913" calcext:value-type="float">
            <text:p>12913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0]+[.A711]" office:value-type="float" office:value="12950" calcext:value-type="float">
            <text:p>12950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1]+[.A712]" office:value-type="float" office:value="12987" calcext:value-type="float">
            <text:p>12987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2]+[.A713]" office:value-type="float" office:value="13024" calcext:value-type="float">
            <text:p>13024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3]+[.A714]" office:value-type="float" office:value="13061" calcext:value-type="float">
            <text:p>13061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4]+[.A715]" office:value-type="float" office:value="13098" calcext:value-type="float">
            <text:p>13098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5]+[.A716]" office:value-type="float" office:value="13135" calcext:value-type="float">
            <text:p>13135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6]+[.A717]" office:value-type="float" office:value="13172" calcext:value-type="float">
            <text:p>13172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7]+[.A718]" office:value-type="float" office:value="13209" calcext:value-type="float">
            <text:p>13209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8]+[.A719]" office:value-type="float" office:value="13246" calcext:value-type="float">
            <text:p>13246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9]+[.A720]" office:value-type="float" office:value="13283" calcext:value-type="float">
            <text:p>13283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0]+[.A721]" office:value-type="float" office:value="13320" calcext:value-type="float">
            <text:p>13320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1]+[.A722]" office:value-type="float" office:value="13357" calcext:value-type="float">
            <text:p>13357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2]+[.A723]" office:value-type="float" office:value="13394" calcext:value-type="float">
            <text:p>13394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3]+[.A724]" office:value-type="float" office:value="13431" calcext:value-type="float">
            <text:p>13431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4]+[.A725]" office:value-type="float" office:value="13468" calcext:value-type="float">
            <text:p>13468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5]+[.A726]" office:value-type="float" office:value="13505" calcext:value-type="float">
            <text:p>13505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6]+[.A727]" office:value-type="float" office:value="13543" calcext:value-type="float">
            <text:p>13543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7]+[.A728]" office:value-type="float" office:value="13581" calcext:value-type="float">
            <text:p>13581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8]+[.A729]" office:value-type="float" office:value="13619" calcext:value-type="float">
            <text:p>13619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9]+[.A730]" office:value-type="float" office:value="13657" calcext:value-type="float">
            <text:p>13657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0]+[.A731]" office:value-type="float" office:value="13695" calcext:value-type="float">
            <text:p>13695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1]+[.A732]" office:value-type="float" office:value="13733" calcext:value-type="float">
            <text:p>13733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2]+[.A733]" office:value-type="float" office:value="13771" calcext:value-type="float">
            <text:p>13771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3]+[.A734]" office:value-type="float" office:value="13809" calcext:value-type="float">
            <text:p>13809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4]+[.A735]" office:value-type="float" office:value="13847" calcext:value-type="float">
            <text:p>13847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5]+[.A736]" office:value-type="float" office:value="13885" calcext:value-type="float">
            <text:p>13885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6]+[.A737]" office:value-type="float" office:value="13923" calcext:value-type="float">
            <text:p>13923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7]+[.A738]" office:value-type="float" office:value="13961" calcext:value-type="float">
            <text:p>13961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8]+[.A739]" office:value-type="float" office:value="13999" calcext:value-type="float">
            <text:p>13999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9]+[.A740]" office:value-type="float" office:value="14037" calcext:value-type="float">
            <text:p>14037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0]+[.A741]" office:value-type="float" office:value="14075" calcext:value-type="float">
            <text:p>14075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1]+[.A742]" office:value-type="float" office:value="14113" calcext:value-type="float">
            <text:p>14113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2]+[.A743]" office:value-type="float" office:value="14151" calcext:value-type="float">
            <text:p>14151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3]+[.A744]" office:value-type="float" office:value="14189" calcext:value-type="float">
            <text:p>14189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4]+[.A745]" office:value-type="float" office:value="14227" calcext:value-type="float">
            <text:p>14227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5]+[.A746]" office:value-type="float" office:value="14265" calcext:value-type="float">
            <text:p>14265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6]+[.A747]" office:value-type="float" office:value="14303" calcext:value-type="float">
            <text:p>14303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7]+[.A748]" office:value-type="float" office:value="14341" calcext:value-type="float">
            <text:p>14341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8]+[.A749]" office:value-type="float" office:value="14379" calcext:value-type="float">
            <text:p>14379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9]+[.A750]" office:value-type="float" office:value="14417" calcext:value-type="float">
            <text:p>14417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0]+[.A751]" office:value-type="float" office:value="14456" calcext:value-type="float">
            <text:p>14456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1]+[.A752]" office:value-type="float" office:value="14495" calcext:value-type="float">
            <text:p>14495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2]+[.A753]" office:value-type="float" office:value="14534" calcext:value-type="float">
            <text:p>14534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3]+[.A754]" office:value-type="float" office:value="14573" calcext:value-type="float">
            <text:p>14573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4]+[.A755]" office:value-type="float" office:value="14612" calcext:value-type="float">
            <text:p>14612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5]+[.A756]" office:value-type="float" office:value="14651" calcext:value-type="float">
            <text:p>14651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6]+[.A757]" office:value-type="float" office:value="14690" calcext:value-type="float">
            <text:p>14690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7]+[.A758]" office:value-type="float" office:value="14729" calcext:value-type="float">
            <text:p>14729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8]+[.A759]" office:value-type="float" office:value="14768" calcext:value-type="float">
            <text:p>14768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9]+[.A760]" office:value-type="float" office:value="14807" calcext:value-type="float">
            <text:p>14807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0]+[.A761]" office:value-type="float" office:value="14846" calcext:value-type="float">
            <text:p>14846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1]+[.A762]" office:value-type="float" office:value="14885" calcext:value-type="float">
            <text:p>14885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2]+[.A763]" office:value-type="float" office:value="14924" calcext:value-type="float">
            <text:p>14924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3]+[.A764]" office:value-type="float" office:value="14963" calcext:value-type="float">
            <text:p>14963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4]+[.A765]" office:value-type="float" office:value="15002" calcext:value-type="float">
            <text:p>15002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5]+[.A766]" office:value-type="float" office:value="15041" calcext:value-type="float">
            <text:p>15041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6]+[.A767]" office:value-type="float" office:value="15080" calcext:value-type="float">
            <text:p>15080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7]+[.A768]" office:value-type="float" office:value="15119" calcext:value-type="float">
            <text:p>15119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8]+[.A769]" office:value-type="float" office:value="15158" calcext:value-type="float">
            <text:p>15158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9]+[.A770]" office:value-type="float" office:value="15197" calcext:value-type="float">
            <text:p>1519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0]+[.A771]" office:value-type="float" office:value="15237" calcext:value-type="float">
            <text:p>1523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1]+[.A772]" office:value-type="float" office:value="15277" calcext:value-type="float">
            <text:p>1527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2]+[.A773]" office:value-type="float" office:value="15317" calcext:value-type="float">
            <text:p>1531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3]+[.A774]" office:value-type="float" office:value="15357" calcext:value-type="float">
            <text:p>1535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4]+[.A775]" office:value-type="float" office:value="15397" calcext:value-type="float">
            <text:p>1539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5]+[.A776]" office:value-type="float" office:value="15437" calcext:value-type="float">
            <text:p>1543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6]+[.A777]" office:value-type="float" office:value="15477" calcext:value-type="float">
            <text:p>1547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7]+[.A778]" office:value-type="float" office:value="15517" calcext:value-type="float">
            <text:p>1551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8]+[.A779]" office:value-type="float" office:value="15557" calcext:value-type="float">
            <text:p>1555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9]+[.A780]" office:value-type="float" office:value="15597" calcext:value-type="float">
            <text:p>1559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0]+[.A781]" office:value-type="float" office:value="15637" calcext:value-type="float">
            <text:p>1563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1]+[.A782]" office:value-type="float" office:value="15677" calcext:value-type="float">
            <text:p>1567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2]+[.A783]" office:value-type="float" office:value="15717" calcext:value-type="float">
            <text:p>1571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3]+[.A784]" office:value-type="float" office:value="15757" calcext:value-type="float">
            <text:p>1575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4]+[.A785]" office:value-type="float" office:value="15797" calcext:value-type="float">
            <text:p>1579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5]+[.A786]" office:value-type="float" office:value="15837" calcext:value-type="float">
            <text:p>1583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6]+[.A787]" office:value-type="float" office:value="15877" calcext:value-type="float">
            <text:p>15877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7]+[.A788]" office:value-type="float" office:value="15918" calcext:value-type="float">
            <text:p>15918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8]+[.A789]" office:value-type="float" office:value="15959" calcext:value-type="float">
            <text:p>15959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9]+[.A790]" office:value-type="float" office:value="16000" calcext:value-type="float">
            <text:p>16000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0]+[.A791]" office:value-type="float" office:value="16041" calcext:value-type="float">
            <text:p>16041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1]+[.A792]" office:value-type="float" office:value="16082" calcext:value-type="float">
            <text:p>16082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2]+[.A793]" office:value-type="float" office:value="16123" calcext:value-type="float">
            <text:p>16123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3]+[.A794]" office:value-type="float" office:value="16164" calcext:value-type="float">
            <text:p>16164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4]+[.A795]" office:value-type="float" office:value="16205" calcext:value-type="float">
            <text:p>16205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5]+[.A796]" office:value-type="float" office:value="16246" calcext:value-type="float">
            <text:p>16246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6]+[.A797]" office:value-type="float" office:value="16287" calcext:value-type="float">
            <text:p>16287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7]+[.A798]" office:value-type="float" office:value="16328" calcext:value-type="float">
            <text:p>16328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8]+[.A799]" office:value-type="float" office:value="16369" calcext:value-type="float">
            <text:p>16369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9]+[.A800]" office:value-type="float" office:value="16410" calcext:value-type="float">
            <text:p>16410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0]+[.A801]" office:value-type="float" office:value="16451" calcext:value-type="float">
            <text:p>16451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1]+[.A802]" office:value-type="float" office:value="16492" calcext:value-type="float">
            <text:p>16492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2]+[.A803]" office:value-type="float" office:value="16533" calcext:value-type="float">
            <text:p>16533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3]+[.A804]" office:value-type="float" office:value="16574" calcext:value-type="float">
            <text:p>16574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4]+[.A805]" office:value-type="float" office:value="16615" calcext:value-type="float">
            <text:p>16615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5]+[.A806]" office:value-type="float" office:value="16657" calcext:value-type="float">
            <text:p>16657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6]+[.A807]" office:value-type="float" office:value="16699" calcext:value-type="float">
            <text:p>16699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7]+[.A808]" office:value-type="float" office:value="16741" calcext:value-type="float">
            <text:p>16741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8]+[.A809]" office:value-type="float" office:value="16783" calcext:value-type="float">
            <text:p>16783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9]+[.A810]" office:value-type="float" office:value="16825" calcext:value-type="float">
            <text:p>16825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0]+[.A811]" office:value-type="float" office:value="16867" calcext:value-type="float">
            <text:p>16867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1]+[.A812]" office:value-type="float" office:value="16909" calcext:value-type="float">
            <text:p>16909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2]+[.A813]" office:value-type="float" office:value="16951" calcext:value-type="float">
            <text:p>16951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3]+[.A814]" office:value-type="float" office:value="16993" calcext:value-type="float">
            <text:p>16993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4]+[.A815]" office:value-type="float" office:value="17035" calcext:value-type="float">
            <text:p>17035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5]+[.A816]" office:value-type="float" office:value="17077" calcext:value-type="float">
            <text:p>17077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6]+[.A817]" office:value-type="float" office:value="17119" calcext:value-type="float">
            <text:p>17119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7]+[.A818]" office:value-type="float" office:value="17161" calcext:value-type="float">
            <text:p>17161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8]+[.A819]" office:value-type="float" office:value="17203" calcext:value-type="float">
            <text:p>17203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9]+[.A820]" office:value-type="float" office:value="17245" calcext:value-type="float">
            <text:p>17245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0]+[.A821]" office:value-type="float" office:value="17287" calcext:value-type="float">
            <text:p>17287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1]+[.A822]" office:value-type="float" office:value="17329" calcext:value-type="float">
            <text:p>17329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2]+[.A823]" office:value-type="float" office:value="17371" calcext:value-type="float">
            <text:p>17371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3]+[.A824]" office:value-type="float" office:value="17413" calcext:value-type="float">
            <text:p>17413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4]+[.A825]" office:value-type="float" office:value="17455" calcext:value-type="float">
            <text:p>17455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5]+[.A826]" office:value-type="float" office:value="17497" calcext:value-type="float">
            <text:p>17497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6]+[.A827]" office:value-type="float" office:value="17539" calcext:value-type="float">
            <text:p>17539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7]+[.A828]" office:value-type="float" office:value="17581" calcext:value-type="float">
            <text:p>17581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8]+[.A829]" office:value-type="float" office:value="17623" calcext:value-type="float">
            <text:p>17623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9]+[.A830]" office:value-type="float" office:value="17665" calcext:value-type="float">
            <text:p>17665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0]+[.A831]" office:value-type="float" office:value="17707" calcext:value-type="float">
            <text:p>17707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1]+[.A832]" office:value-type="float" office:value="17749" calcext:value-type="float">
            <text:p>17749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2]+[.A833]" office:value-type="float" office:value="17791" calcext:value-type="float">
            <text:p>17791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3]+[.A834]" office:value-type="float" office:value="17834" calcext:value-type="float">
            <text:p>17834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4]+[.A835]" office:value-type="float" office:value="17877" calcext:value-type="float">
            <text:p>17877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5]+[.A836]" office:value-type="float" office:value="17920" calcext:value-type="float">
            <text:p>17920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6]+[.A837]" office:value-type="float" office:value="17963" calcext:value-type="float">
            <text:p>17963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7]+[.A838]" office:value-type="float" office:value="18006" calcext:value-type="float">
            <text:p>18006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8]+[.A839]" office:value-type="float" office:value="18049" calcext:value-type="float">
            <text:p>18049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9]+[.A840]" office:value-type="float" office:value="18092" calcext:value-type="float">
            <text:p>18092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0]+[.A841]" office:value-type="float" office:value="18135" calcext:value-type="float">
            <text:p>18135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1]+[.A842]" office:value-type="float" office:value="18178" calcext:value-type="float">
            <text:p>18178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2]+[.A843]" office:value-type="float" office:value="18221" calcext:value-type="float">
            <text:p>18221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3]+[.A844]" office:value-type="float" office:value="18264" calcext:value-type="float">
            <text:p>18264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4]+[.A845]" office:value-type="float" office:value="18307" calcext:value-type="float">
            <text:p>18307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5]+[.A846]" office:value-type="float" office:value="18350" calcext:value-type="float">
            <text:p>18350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6]+[.A847]" office:value-type="float" office:value="18393" calcext:value-type="float">
            <text:p>18393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7]+[.A848]" office:value-type="float" office:value="18436" calcext:value-type="float">
            <text:p>18436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8]+[.A849]" office:value-type="float" office:value="18479" calcext:value-type="float">
            <text:p>18479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9]+[.A850]" office:value-type="float" office:value="18522" calcext:value-type="float">
            <text:p>18522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0]+[.A851]" office:value-type="float" office:value="18566" calcext:value-type="float">
            <text:p>18566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1]+[.A852]" office:value-type="float" office:value="18610" calcext:value-type="float">
            <text:p>18610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2]+[.A853]" office:value-type="float" office:value="18654" calcext:value-type="float">
            <text:p>18654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3]+[.A854]" office:value-type="float" office:value="18698" calcext:value-type="float">
            <text:p>18698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4]+[.A855]" office:value-type="float" office:value="18742" calcext:value-type="float">
            <text:p>18742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5]+[.A856]" office:value-type="float" office:value="18786" calcext:value-type="float">
            <text:p>18786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6]+[.A857]" office:value-type="float" office:value="18830" calcext:value-type="float">
            <text:p>18830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7]+[.A858]" office:value-type="float" office:value="18874" calcext:value-type="float">
            <text:p>18874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8]+[.A859]" office:value-type="float" office:value="18918" calcext:value-type="float">
            <text:p>18918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9]+[.A860]" office:value-type="float" office:value="18962" calcext:value-type="float">
            <text:p>18962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0]+[.A861]" office:value-type="float" office:value="19006" calcext:value-type="float">
            <text:p>19006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1]+[.A862]" office:value-type="float" office:value="19050" calcext:value-type="float">
            <text:p>19050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2]+[.A863]" office:value-type="float" office:value="19094" calcext:value-type="float">
            <text:p>19094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3]+[.A864]" office:value-type="float" office:value="19138" calcext:value-type="float">
            <text:p>19138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4]+[.A865]" office:value-type="float" office:value="19182" calcext:value-type="float">
            <text:p>19182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5]+[.A866]" office:value-type="float" office:value="19226" calcext:value-type="float">
            <text:p>19226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6]+[.A867]" office:value-type="float" office:value="19270" calcext:value-type="float">
            <text:p>19270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7]+[.A868]" office:value-type="float" office:value="19314" calcext:value-type="float">
            <text:p>1931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68]+[.A869]" office:value-type="float" office:value="19359" calcext:value-type="float">
            <text:p>19359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69]+[.A870]" office:value-type="float" office:value="19404" calcext:value-type="float">
            <text:p>1940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0]+[.A871]" office:value-type="float" office:value="19449" calcext:value-type="float">
            <text:p>19449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1]+[.A872]" office:value-type="float" office:value="19494" calcext:value-type="float">
            <text:p>1949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2]+[.A873]" office:value-type="float" office:value="19539" calcext:value-type="float">
            <text:p>19539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3]+[.A874]" office:value-type="float" office:value="19584" calcext:value-type="float">
            <text:p>1958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4]+[.A875]" office:value-type="float" office:value="19629" calcext:value-type="float">
            <text:p>19629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5]+[.A876]" office:value-type="float" office:value="19674" calcext:value-type="float">
            <text:p>1967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6]+[.A877]" office:value-type="float" office:value="19719" calcext:value-type="float">
            <text:p>19719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7]+[.A878]" office:value-type="float" office:value="19764" calcext:value-type="float">
            <text:p>1976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8]+[.A879]" office:value-type="float" office:value="19809" calcext:value-type="float">
            <text:p>19809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9]+[.A880]" office:value-type="float" office:value="19854" calcext:value-type="float">
            <text:p>1985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0]+[.A881]" office:value-type="float" office:value="19899" calcext:value-type="float">
            <text:p>19899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1]+[.A882]" office:value-type="float" office:value="19944" calcext:value-type="float">
            <text:p>1994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2]+[.A883]" office:value-type="float" office:value="19989" calcext:value-type="float">
            <text:p>19989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3]+[.A884]" office:value-type="float" office:value="20034" calcext:value-type="float">
            <text:p>2003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4]+[.A885]" office:value-type="float" office:value="20079" calcext:value-type="float">
            <text:p>20079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5]+[.A886]" office:value-type="float" office:value="20124" calcext:value-type="float">
            <text:p>20124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6]+[.A887]" office:value-type="float" office:value="20170" calcext:value-type="float">
            <text:p>20170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7]+[.A888]" office:value-type="float" office:value="20216" calcext:value-type="float">
            <text:p>20216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8]+[.A889]" office:value-type="float" office:value="20262" calcext:value-type="float">
            <text:p>20262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9]+[.A890]" office:value-type="float" office:value="20308" calcext:value-type="float">
            <text:p>20308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0]+[.A891]" office:value-type="float" office:value="20354" calcext:value-type="float">
            <text:p>20354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1]+[.A892]" office:value-type="float" office:value="20400" calcext:value-type="float">
            <text:p>20400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2]+[.A893]" office:value-type="float" office:value="20446" calcext:value-type="float">
            <text:p>20446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3]+[.A894]" office:value-type="float" office:value="20492" calcext:value-type="float">
            <text:p>20492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4]+[.A895]" office:value-type="float" office:value="20538" calcext:value-type="float">
            <text:p>20538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5]+[.A896]" office:value-type="float" office:value="20584" calcext:value-type="float">
            <text:p>20584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6]+[.A897]" office:value-type="float" office:value="20630" calcext:value-type="float">
            <text:p>20630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7]+[.A898]" office:value-type="float" office:value="20676" calcext:value-type="float">
            <text:p>20676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8]+[.A899]" office:value-type="float" office:value="20722" calcext:value-type="float">
            <text:p>20722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9]+[.A900]" office:value-type="float" office:value="20768" calcext:value-type="float">
            <text:p>20768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0]+[.A901]" office:value-type="float" office:value="20814" calcext:value-type="float">
            <text:p>20814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1]+[.A902]" office:value-type="float" office:value="20860" calcext:value-type="float">
            <text:p>20860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2]+[.A903]" office:value-type="float" office:value="20906" calcext:value-type="float">
            <text:p>20906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3]+[.A904]" office:value-type="float" office:value="20952" calcext:value-type="float">
            <text:p>20952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4]+[.A905]" office:value-type="float" office:value="20999" calcext:value-type="float">
            <text:p>20999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5]+[.A906]" office:value-type="float" office:value="21046" calcext:value-type="float">
            <text:p>21046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6]+[.A907]" office:value-type="float" office:value="21093" calcext:value-type="float">
            <text:p>21093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7]+[.A908]" office:value-type="float" office:value="21140" calcext:value-type="float">
            <text:p>21140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8]+[.A909]" office:value-type="float" office:value="21187" calcext:value-type="float">
            <text:p>21187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9]+[.A910]" office:value-type="float" office:value="21234" calcext:value-type="float">
            <text:p>21234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0]+[.A911]" office:value-type="float" office:value="21281" calcext:value-type="float">
            <text:p>21281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1]+[.A912]" office:value-type="float" office:value="21328" calcext:value-type="float">
            <text:p>21328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2]+[.A913]" office:value-type="float" office:value="21375" calcext:value-type="float">
            <text:p>21375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3]+[.A914]" office:value-type="float" office:value="21422" calcext:value-type="float">
            <text:p>21422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4]+[.A915]" office:value-type="float" office:value="21469" calcext:value-type="float">
            <text:p>21469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5]+[.A916]" office:value-type="float" office:value="21516" calcext:value-type="float">
            <text:p>21516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6]+[.A917]" office:value-type="float" office:value="21563" calcext:value-type="float">
            <text:p>21563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7]+[.A918]" office:value-type="float" office:value="21610" calcext:value-type="float">
            <text:p>21610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8]+[.A919]" office:value-type="float" office:value="21657" calcext:value-type="float">
            <text:p>21657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9]+[.A920]" office:value-type="float" office:value="21704" calcext:value-type="float">
            <text:p>21704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20]+[.A921]" office:value-type="float" office:value="21751" calcext:value-type="float">
            <text:p>21751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1]+[.A922]" office:value-type="float" office:value="21799" calcext:value-type="float">
            <text:p>21799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2]+[.A923]" office:value-type="float" office:value="21847" calcext:value-type="float">
            <text:p>21847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3]+[.A924]" office:value-type="float" office:value="21895" calcext:value-type="float">
            <text:p>21895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4]+[.A925]" office:value-type="float" office:value="21943" calcext:value-type="float">
            <text:p>21943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5]+[.A926]" office:value-type="float" office:value="21991" calcext:value-type="float">
            <text:p>21991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6]+[.A927]" office:value-type="float" office:value="22039" calcext:value-type="float">
            <text:p>22039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7]+[.A928]" office:value-type="float" office:value="22087" calcext:value-type="float">
            <text:p>22087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8]+[.A929]" office:value-type="float" office:value="22135" calcext:value-type="float">
            <text:p>22135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9]+[.A930]" office:value-type="float" office:value="22183" calcext:value-type="float">
            <text:p>22183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0]+[.A931]" office:value-type="float" office:value="22231" calcext:value-type="float">
            <text:p>22231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1]+[.A932]" office:value-type="float" office:value="22279" calcext:value-type="float">
            <text:p>22279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2]+[.A933]" office:value-type="float" office:value="22327" calcext:value-type="float">
            <text:p>22327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3]+[.A934]" office:value-type="float" office:value="22375" calcext:value-type="float">
            <text:p>22375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4]+[.A935]" office:value-type="float" office:value="22423" calcext:value-type="float">
            <text:p>22423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5]+[.A936]" office:value-type="float" office:value="22471" calcext:value-type="float">
            <text:p>22471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6]+[.A937]" office:value-type="float" office:value="22519" calcext:value-type="float">
            <text:p>22519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7]+[.A938]" office:value-type="float" office:value="22567" calcext:value-type="float">
            <text:p>22567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38]+[.A939]" office:value-type="float" office:value="22616" calcext:value-type="float">
            <text:p>22616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39]+[.A940]" office:value-type="float" office:value="22665" calcext:value-type="float">
            <text:p>22665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0]+[.A941]" office:value-type="float" office:value="22714" calcext:value-type="float">
            <text:p>22714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1]+[.A942]" office:value-type="float" office:value="22763" calcext:value-type="float">
            <text:p>22763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2]+[.A943]" office:value-type="float" office:value="22812" calcext:value-type="float">
            <text:p>22812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3]+[.A944]" office:value-type="float" office:value="22861" calcext:value-type="float">
            <text:p>22861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4]+[.A945]" office:value-type="float" office:value="22910" calcext:value-type="float">
            <text:p>22910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5]+[.A946]" office:value-type="float" office:value="22959" calcext:value-type="float">
            <text:p>22959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6]+[.A947]" office:value-type="float" office:value="23008" calcext:value-type="float">
            <text:p>23008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7]+[.A948]" office:value-type="float" office:value="23057" calcext:value-type="float">
            <text:p>23057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8]+[.A949]" office:value-type="float" office:value="23106" calcext:value-type="float">
            <text:p>23106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9]+[.A950]" office:value-type="float" office:value="23155" calcext:value-type="float">
            <text:p>23155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0]+[.A951]" office:value-type="float" office:value="23204" calcext:value-type="float">
            <text:p>23204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1]+[.A952]" office:value-type="float" office:value="23253" calcext:value-type="float">
            <text:p>23253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2]+[.A953]" office:value-type="float" office:value="23302" calcext:value-type="float">
            <text:p>23302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3]+[.A954]" office:value-type="float" office:value="23351" calcext:value-type="float">
            <text:p>23351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4]+[.A955]" office:value-type="float" office:value="23400" calcext:value-type="float">
            <text:p>23400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5]+[.A956]" office:value-type="float" office:value="23449" calcext:value-type="float">
            <text:p>23449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6]+[.A957]" office:value-type="float" office:value="23498" calcext:value-type="float">
            <text:p>23498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7]+[.A958]" office:value-type="float" office:value="23547" calcext:value-type="float">
            <text:p>23547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8]+[.A959]" office:value-type="float" office:value="23596" calcext:value-type="float">
            <text:p>2359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59]+[.A960]" office:value-type="float" office:value="23646" calcext:value-type="float">
            <text:p>2364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0]+[.A961]" office:value-type="float" office:value="23696" calcext:value-type="float">
            <text:p>2369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1]+[.A962]" office:value-type="float" office:value="23746" calcext:value-type="float">
            <text:p>2374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2]+[.A963]" office:value-type="float" office:value="23796" calcext:value-type="float">
            <text:p>2379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3]+[.A964]" office:value-type="float" office:value="23846" calcext:value-type="float">
            <text:p>2384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4]+[.A965]" office:value-type="float" office:value="23896" calcext:value-type="float">
            <text:p>2389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5]+[.A966]" office:value-type="float" office:value="23946" calcext:value-type="float">
            <text:p>2394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6]+[.A967]" office:value-type="float" office:value="23996" calcext:value-type="float">
            <text:p>2399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7]+[.A968]" office:value-type="float" office:value="24046" calcext:value-type="float">
            <text:p>2404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8]+[.A969]" office:value-type="float" office:value="24096" calcext:value-type="float">
            <text:p>24096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969]+[.A970]" office:value-type="float" office:value="24166" calcext:value-type="float">
            <text:p>24166</text:p>
          </table:table-cell>
          <table:table-cell table:number-columns-repeated="15"/>
        </table:table-row>
        <table:table-row table:style-name="ro1" table:number-rows-repeated="1047605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6_28_1.B1:6_28_1.B1048576">
            <calcext:condition calcext:apply-style-name="Accent 1" calcext:value="&gt;8200" calcext:base-cell-address="6_28_1.B1"/>
          </calcext:conditional-format>
        </calcext:conditional-formats>
      </table:table>
      <table:named-expressions/>
      <table:database-ranges>
        <table:database-range table:name="__Anonymous_Sheet_DB__0" table:target-range-address="6_28_1.A1:6_28_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9T11:50:36.783707596</dc:date>
    <meta:editing-duration>PT7M59S</meta:editing-duration>
    <meta:editing-cycles>1</meta:editing-cycles>
    <meta:document-statistic meta:table-count="1" meta:cell-count="1945" meta:object-count="0"/>
    <meta:generator>LibreOffice/25.2.2.2$Linux_X86_64 LibreOffice_project/520$Build-2</meta:generator>
  </office:meta>
</office:document-meta>
</file>